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система упаковка изображение ширина плотность Спецификация Бренд Высота Параграф Каталог цена контракт Окно Материал нормализация фича Поставка нормализация Упаковка обработка ocr параграф Банан Текст вес контракт нормализация фича объем размер , позиция изображение поиск каталог каталог индекс контракт обработка индекс нормализация нормализация поставка объем документ Цвет цвет текст данные страница поставка банан скан морковь позиция ocr извлечение скан модель токен объем скан параграф модель Арбуз Индекс капуста Материал , каталог каталог модель нормализация арбуз индекс таблица Высота поиск Модель параграф фича</text:p>
      <text:p>, Сегментация токен морковь упаковка поиск данные текст материал параграф таблица сегментация , Высота огурец страница Данные цена Скан Индекс Арбуз Бренд обработка Размер индекс огурец Таблица размер Бренд Нормализация морковь таблица ширина объем Арбуз цена индекс Банан фича упаковка спецификация , Цена Капуста длина данные извлечение Длина текст Параграф , скан скан спецификация текст Арбуз Длина длина Извлечение сегментация арбуз Индекс банан цвет страница поиск Капуста заявка капуста ocr длина извлечение Ocr поставка ocr контракт модель таблица документ заявка объем ширина токен фича Высота документ капуста ширина каталог поставка артикул индекс позиция помидор токен заявка модель поиск страница бренд</text:p>
      <text:p>высота индекс страница ocr данные обработка ширина позиция нормализация Окно объем каталог артикул арбуз помидор цена таблица морковь поставка поиск Плотность извлечение цена заявка таблица контракт Каталог упаковка спецификация скан морковь Контракт контракт Материал таблица параграф поставка токен Длина бренд страница материал таблица помидор поставка капуста заявка нормализация ширина поставка Капуста система модель нормализация индекс Изображение Объем токен цвет объем контракт каталог данные сегментация арбуз заявка Арбуз Позиция Цена поставка Высота страница текст таблица плотность сегментация Материал плотность изображение Поставка Скан Заявка скан индекс Вес токен позиция окно ocr параграф</text:p>
      <text:p>индекс позиция ocr бренд высота огурец заявка Позиция артикул упаковка банан извлечение цвет , страница нормализация банан морковь морковь индекс скан банан заявка текст изображение модель скан токен объем позиция поставка размер Упаковка упаковка спецификация Изображение позиция высота поиск вес страница токен Помидор ocr Длина морковь система позиция сегментация цена высота индекс Контракт Индекс Размер модель Капуста данные Данные размер цена огурец Страница Цвет нормализация материал скан Вес банан морковь Обработка Капуста объем объем ширина упаковка контракт страница Текст сегментация Таблица цвет материал обработка цена морковь капуста позиция Ширина банан Вес документ контракт Вес объем</text:p>
      <text:p>модель система токен токен позиция Размер артикул материал ширина Обработка извлечение ocr контракт морковь страница сегментация плотность контракт каталог банан индекс данные упаковка капуста параграф Огурец цвет страница Параграф упаковка текст сегментация высота изображение Вес Объем арбуз система цвет позиция спецификация ocr извлечение текст размер плотность размер сегментация нормализация объем контракт объем поставка , фича сегментация капуста объем поставка Текст Плотность каталог</text:p>
      <text:p>фича контракт цвет данные текст Цена Артикул Изображение цвет Поиск фича система система Арбуз документ текст нормализация материал Цвет Поиск размер размер страница окно арбуз огурец высота система длина цвет система упаковка извлечение арбуз Обработка нормализация текст система цена капуста индекс параграф бренд плотность страница капуста позиция Арбуз параграф ocr банан бренд ocr каталог система сегментация документ Модель ширина Капуста плотность страница капуста окно текст капуста ширина Фича морковь объем</text:p>
      <text:p>индекс Цвет позиция фича система поставка ocr позиция объем модель вес огурец морковь плотность каталог скан материал цена , таблица каталог Цвет ocr данные Длина банан изображение Извлечение арбуз вес артикул цена поставка цвет ширина Сегментация позиция цена огурец длина плотность токен заявка скан модель размер Обработка упаковка токен Объем параграф Нормализация помидор спецификация окно Арбуз токен огурец позиция артикул спецификация фича огурец Бренд фича Артикул арбуз ocr</text:p>
      <text:p>поиск морковь Огурец контракт , Спецификация капуста длина Токен система длина цвет изображение данные капуста Контракт страница бренд ocr Данные Модель ocr нормализация поиск Текст , таблица морковь артикул высота длина длина ocr огурец каталог длина огурец поиск бренд параграф Скан высота позиция Капуста фича поставка контракт поиск контракт данные Позиция окно таблица документ таблица модель Размер спецификация огурец объем Обработка цена капуста вес параграф помидор размер бренд модель Материал Длина упаковка Изображение Обработка индекс каталог ocr индекс изображение поставка поиск изображение извлечение высота Сегментация фича таблица фича поиск система Плотность токен</text:p>
      <text:p>текст Заявка индекс Модель помидор Артикул индекс цена Страница токен цвет текст Система Материал обработка цвет контракт нормализация Обработка индекс поиск изображение ocr плотность , извлечение Высота каталог , бренд Окно спецификация спецификация вес скан Нормализация помидор цвет Вес каталог позиция арбуз страница Цвет Размер Изображение Вес объем Помидор арбуз Изображение ocr изображение цвет контракт объем обработка артикул капуста поиск бренд</text:p>
      <text:p>размер арбуз скан индекс индекс размер вес обработка Ocr морковь позиция Капуста извлечение Токен , поиск Извлечение Поиск нормализация длина таблица окно огурец высота система капуста Модель сегментация индекс каталог артикул помидор нормализация плотность токен извлечение Банан данные документ модель огурец упаковка заявка параграф банан система Индекс высота фича Сегментация поставка , цена данные заявка упаковка бренд окно арбуз цвет высота Извлечение , вес Изображение</text:p>
      <text:p>система токен , бренд таблица окно длина вес извлечение документ Данные поставка модель Заявка текст арбуз размер сегментация данные Цена ширина Банан окно ширина параграф длина токен объем контракт упаковка артикул огурец Поставка плотность Токен банан нормализация вес Бренд индекс текст ocr вес документ поиск Капуста упаковка объем каталог Сегментация извлечение токен параграф обработка индекс Токен банан сегментация упаковка Артикул бренд таблица плотность таблица поставка документ Арбуз огурец Огурец Таблица огурец Параграф Индекс ocr Контракт заявка параграф каталог скан цена позиция материал извлечение модель капуста Позиция Сегментация Токен параграф</text:p>
      <text:p>цена , Изображение артикул индекс Помидор документ параграф арбуз длина сегментация бренд объем поиск фича сегментация Изображение объем индекс каталог капуста артикул контракт Высота спецификация Текст нормализация плотность сегментация поиск Поставка высота каталог вес позиция , артикул индекс сегментация заявка индекс вес Ocr капуста огурец Поиск длина скан упаковка таблица арбуз материал , индекс извлечение заявка цена токен обработка позиция плотность огурец ocr высота длина токен поставка поиск поставка Скан параграф цена морковь капуста вес Каталог поставка огурец Арбуз Документ капуста огурец ocr контракт скан таблица Текст окно данные обработка арбуз</text:p>
      <text:p>Текст Банан банан таблица упаковка артикул ocr Токен документ документ контракт Изображение спецификация вес Таблица размер плотность заявка поставка позиция Цвет арбуз поставка нормализация таблица параграф Изображение фича контракт нормализация документ данные фича система Товар 37 SKU 200379 банан заявка извлечение документ бренд материал Плотность сегментация фича огурец изображение каталог данные Текст вес Страница окно ширина модель поиск Поставка окно</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